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76.38889mm" fo:page-width="210.0015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3.1711857mm"/>
    </style:style>
    <style:style style:family="graphic" style:name="style-3">
      <style:graphic-properties draw:fill="solid" draw:fill-color="#b5d1ff" draw:opacity="100.0%" draw:stroke="solid" svg:stroke-color="#000000" draw:stroke-linejoin="miter" svg:stroke-opacity="100.0%" svg:stroke-width="3.1711867mm"/>
    </style:style>
    <style:style style:family="graphic" style:name="style-4">
      <style:graphic-properties draw:fill="gradient" draw:fill-gradient-name="gradient-1" draw:opacity="100.0%" draw:stroke="solid" svg:stroke-color="#000000" draw:stroke-linejoin="miter" svg:stroke-opacity="100.0%" svg:stroke-width="2.4638972mm"/>
    </style:style>
    <style:style style:family="graphic" style:name="style-5">
      <style:graphic-properties draw:fill="solid" draw:fill-color="#000000" draw:opacity="100.0%" draw:stroke="solid" svg:stroke-color="#000000" draw:stroke-linejoin="miter" svg:stroke-opacity="100.0%" svg:stroke-width="0.6342372mm"/>
    </style:style>
    <style:style style:family="graphic" style:name="style-6">
      <style:graphic-properties draw:fill="solid" draw:fill-color="#ffbb00" draw:opacity="100.0%" draw:stroke="solid" svg:stroke-color="#000000" draw:stroke-linejoin="miter" svg:stroke-opacity="100.0%" svg:stroke-width="3.1711857mm"/>
    </style:style>
    <style:style style:family="graphic" style:name="style-7">
      <style:graphic-properties draw:fill="solid" draw:fill-color="#000000" draw:opacity="100.0%" draw:stroke="solid" svg:stroke-color="#000000" draw:stroke-linejoin="miter" svg:stroke-opacity="100.0%" svg:stroke-width="0.6342372mm"/>
    </style:style>
    <style:style style:family="graphic" style:name="style-8">
      <style:graphic-properties draw:fill="solid" draw:fill-color="#b5d1ff" draw:opacity="100.0%" draw:stroke="solid" svg:stroke-color="#000000" draw:stroke-linejoin="miter" svg:stroke-opacity="100.0%" svg:stroke-width="3.1711845mm"/>
    </style:style>
    <style:style style:family="graphic" style:name="style-9">
      <style:graphic-properties draw:fill="solid" draw:fill-color="#000017" draw:opacity="100.0%" draw:stroke="solid" svg:stroke-color="#000000" draw:stroke-linejoin="miter" svg:stroke-opacity="100.0%" svg:stroke-width="0.45580214mm"/>
    </style:style>
    <style:style style:family="graphic" style:name="style-10">
      <style:graphic-properties draw:fill="solid" draw:fill-color="#000017" draw:opacity="100.0%" draw:stroke="solid" svg:stroke-color="#000000" draw:stroke-linejoin="miter" svg:stroke-opacity="100.0%" svg:stroke-width="0.25729668mm"/>
    </style:style>
    <style:style style:family="graphic" style:name="style-11">
      <style:graphic-properties draw:fill="solid" draw:fill-color="#000000" draw:opacity="100.0%" draw:stroke="solid" svg:stroke-color="#000000" draw:stroke-linejoin="miter" svg:stroke-opacity="100.0%" svg:stroke-width="0.6342372mm"/>
    </style:style>
    <style:style style:family="graphic" style:name="style-12">
      <style:graphic-properties draw:fill="solid" draw:fill-color="#000000" draw:opacity="100.0%" draw:opacity-name="gradient-2" draw:stroke="solid" svg:stroke-color="#000000" draw:stroke-linejoin="miter" svg:stroke-opacity="100.0%" svg:stroke-width="0.6342372mm"/>
    </style:style>
    <style:style style:family="graphic" style:name="style-13">
      <style:graphic-properties draw:fill="solid" draw:fill-color="#ffffff" draw:opacity="100.0%" draw:stroke="solid" svg:stroke-color="#000000" draw:stroke-linejoin="miter" svg:stroke-opacity="100.0%" svg:stroke-width="0.6342372mm"/>
    </style:style>
    <style:style style:family="graphic" style:name="style-14">
      <style:graphic-properties draw:fill="solid" draw:fill-color="#ffffff" draw:opacity="100.0%" draw:stroke="solid" svg:stroke-color="#000000" draw:stroke-linejoin="miter" svg:stroke-opacity="100.0%" svg:stroke-width="0.40340275mm"/>
    </style:style>
    <style:style style:family="graphic" style:name="style-15">
      <style:graphic-properties draw:fill="none" draw:stroke="solid" svg:stroke-color="#000000" draw:stroke-linejoin="miter" svg:stroke-opacity="100.0%" svg:stroke-width="3.1711857mm"/>
    </style:style>
  </office:automatic-styles>
  <office:body>
    <office:drawing>
      <draw:page draw:master-page-name="Default" draw:name="page1" draw:style-name="DP1">
        <draw:g draw:id="svg12042">
          <draw:g draw:id="layer1">
            <draw:g draw:id="g6516">
              <draw:path svg:d="M 2419.0244 1550.2451 C 2419.0244 1550.2451 1875.3855 582.0502 1425.0327 173.1813 C 995.8397 -216.47736 0.0 173.1813 0.0 173.1813" svg:height="15.502455mm" draw:style-name="style-2" svg:viewBox="0.0 0.0 2419.0244 1550.2455" svg:width="24.190245mm" svg:x="7.2618465mm" svg:y="55.18202mm"/>
              <draw:path svg:d="M 5253.5474 5605.92 C 5253.5474 8701.983 4077.5007 11211.839 2626.7737 11211.839 C 1176.0469 11211.839 0.0 8701.983 0.0 5605.92 C 0.0 2509.8557 1176.0469 1.1368684E-13 2626.7737 1.1368684E-13 C 4077.5007 1.1368684E-13 5253.5474 2509.8557 5253.5474 5605.92 z" svg:height="112.11839mm" draw:style-name="style-3" draw:transform="rotate(-0.8504036750023598) translate(139.6149mm,-8.128005mm)" svg:viewBox="0.0 0.0 5253.5474 11211.839" svg:width="52.535477mm"/>
              <draw:path svg:d="M 14037.463 4201.4087 C 14037.463 6521.782 10895.07 8402.816 7018.7314 8402.816 C 3142.393 8402.816 0.0 6521.782 0.0 4201.4087 C 0.0 1881.035 3142.393 0.0 7018.7314 0.0 C 10895.07 0.0 14037.463 1881.035 14037.463 4201.4087 L 14037.463 4201.4087 z" svg:height="84.02816mm" draw:style-name="style-4" svg:viewBox="0.0 0.0 14037.462 8402.816" svg:width="140.37462mm" svg:x="40.14009mm" svg:y="71.92936mm"/>
              <draw:path svg:d="M 1537.6229 832.87854 L 4420.666 1.8189894E-12 C 5445.7476 2690.8394 4648.9473 6483.9814 2690.8398 7239.6406 C 1845.5477 7565.85 0.0 5125.4097 0.0 5125.4097 L 1537.6229 832.87854 z" svg:height="72.69654mm" draw:style-name="style-5" svg:viewBox="0.0 0.0 4869.201 7269.6543" svg:width="48.69201mm" svg:x="41.775116mm" svg:y="74.54187mm"/>
              <draw:path svg:d="M 6342.695 3460.6309 C 6343.1904 5371.726 4923.1846 6921.2607 3171.3474 6921.2607 C 1419.5101 6921.2607 -0.49549776 5371.726 0.0 3460.6309 C -0.49549776 1549.5367 1419.5101 0.0 3171.3474 0.0 C 4923.1846 0.0 6343.1904 1549.5367 6342.695 3460.6309 z" svg:height="69.21261mm" draw:style-name="style-6" svg:viewBox="0.0 0.0 6342.6953 6921.2607" svg:width="63.426952mm" svg:x="8.459947mm" svg:y="64.92193mm"/>
              <draw:path svg:d="M -1.8189894E-12 7880.3174 C 1789.6257 7209.208 3395.5852 2434.5703 2114.232 1.8189894E-12 L 4869.1396 128.13553 C 6342.696 3075.2458 5125.4106 6663.034 3844.0571 7816.251 C 3844.0571 7816.251 2059.1543 7880.3174 -1.8189894E-12 7880.3174 z" svg:height="78.80317mm" draw:style-name="style-7" svg:viewBox="0.0 0.0 5543.37 7880.3174" svg:width="55.4337mm" svg:x="95.59192mm" svg:y="75.82322mm"/>
              <draw:path svg:d="M 5253.544 5605.916 C 5253.544 8701.978 4077.498 11211.831 2626.772 11211.831 C 1176.0461 11211.831 0.0 8701.978 0.0 5605.916 C 0.0 2509.854 1176.0461 1.1368684E-13 2626.772 1.1368684E-13 C 4077.498 1.1368684E-13 5253.544 2509.854 5253.544 5605.916 z" svg:height="112.11832mm" draw:style-name="style-8" draw:transform="skewX(-5.986305381086899E-17) rotate(-1.1871403686137492) translate(169.77705mm,21.832304mm)" svg:viewBox="0.0 0.0 5253.544 11211.832" svg:width="52.53544mm"/>
              <draw:path svg:d="M 1427.3317 1025.661 C 1427.5546 1592.0247 1107.9705 2051.322 713.666 2051.322 C 319.3616 2051.322 -0.2229074 1592.0247 0.0 1025.661 C -0.2229074 459.2974 319.3616 0.0 713.666 0.0 C 1107.9705 0.0 1427.5546 459.2974 1427.3317 1025.661 z" svg:height="20.51322mm" draw:style-name="style-9" svg:viewBox="0.0 0.0 1427.3319 2051.322" svg:width="14.273319mm" svg:x="29.513067mm" svg:y="84.146225mm"/>
              <draw:path svg:d="M 805.71735 933.9495 C 805.8432 1449.6707 625.4405 1867.899 402.8588 1867.899 C 180.27708 1867.899 -0.12582944 1449.6707 0.0 933.9495 C -0.12582944 418.22842 180.27708 0.0 402.8588 0.0 C 625.4405 0.0 805.8432 418.22842 805.71735 933.9495 z" svg:height="18.67899mm" draw:style-name="style-10" svg:viewBox="0.0 0.0 805.7175 1867.899" svg:width="8.057175mm" svg:x="14.682119mm" svg:y="80.25824mm"/>
              <draw:path svg:d="M 0.0 5509.8174 C 985.0631 4524.754 2107.6868 1292.6821 768.8112 0.0 C 1986.0963 320.3393 2242.3674 2242.3674 2242.3674 2242.3674 L 3267.4497 2947.1113 L 2050.1646 3395.5842 C 2050.1646 3395.5842 1007.5734 5239.8384 0.0 5509.8174 z" svg:height="55.09817mm" draw:style-name="style-11" svg:viewBox="0.0 0.0 3267.4497 5509.8174" svg:width="32.674496mm" svg:x="158.37819mm" svg:y="89.27741mm"/>
              <draw:path svg:d="M -9.094947E-13 896.9468 C -9.094947E-13 896.9468 2498.6375 2178.299 4228.464 1.8189894E-12 C 3552.5986 2729.9526 704.74396 1986.0963 704.74396 1986.0963 L -9.094947E-13 896.9468 z" svg:height="20.786478mm" draw:style-name="style-12" svg:viewBox="0.0 0.0 4228.464 2078.6477" svg:width="42.284637mm" svg:x="12.304006mm" svg:y="105.935005mm"/>
              <draw:path svg:d="M 640.67645 384.4056 C 640.67645 596.70703 497.25595 768.8112 320.3381 768.8112 C 143.42023 768.8112 -4.5474735E-13 596.70703 -4.5474735E-13 384.4056 C -4.5474735E-13 172.10419 143.42023 0.0 320.3381 0.0 C 497.25595 0.0 640.67645 172.10419 640.67645 384.4056 z" svg:height="7.6881123mm" draw:style-name="style-13" svg:viewBox="0.0 0.0 640.67645 768.8112" svg:width="6.4067645mm" svg:x="34.727676mm" svg:y="86.074036mm"/>
              <draw:path svg:d="M 407.4984 280.40738 C 407.4984 435.27216 316.27667 560.81476 203.74913 560.81476 C 91.22158 560.81476 4.5474735E-13 435.27216 4.5474735E-13 280.40738 C 4.5474735E-13 125.5426 91.22158 9.094947E-13 203.74913 9.094947E-13 C 316.27667 9.094947E-13 407.4984 125.5426 407.4984 280.40738 z" svg:height="5.6081476mm" draw:style-name="style-14" svg:viewBox="0.0 0.0 407.4984 560.81476" svg:width="4.074984mm" svg:x="17.313927mm" svg:y="81.82843mm"/>
              <draw:path svg:d="M 2690.8403 2864.0227 C 2690.8403 2864.0227 1875.385 582.05115 1425.0322 173.1813 C 995.8397 -216.47736 0.0 173.1813 0.0 173.1813" svg:height="28.640228mm" draw:style-name="style-15" svg:viewBox="0.0 0.0 2690.8403 2864.023" svg:width="26.908403mm" svg:x="24.476856mm" svg:y="49.7457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58" draw:border="-3.6759224%" draw:display-name="gradient-1" draw:end-color="#ffbb00" draw:name="gradient-1" draw:start-color="#8d5400" draw:style="linear"/>
    <draw:opacity draw:angle="12" draw:border="24.31172%" draw:display-name="gradient-2" draw:end="0.0%" draw:name="gradient-2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76.38889mm" fo:page-width="210.0015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